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subtitle">
      <style:graphic-properties draw:fill-color="#ffffff" draw:textarea-vertical-align="top" draw:auto-grow-height="true" fo:min-height="10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Blue_5f_Curve1-outline1" style:list-style-name="L6">
      <style:graphic-properties fo:min-height="10.001cm" loext:decorative="false"/>
      <style:paragraph-properties style:writing-mode="lr-tb"/>
    </style:style>
    <style:style style:name="pr11" style:family="presentation" style:parent-style-name="Blue_5f_Curve1-outline1" style:list-style-name="L14">
      <style:graphic-properties fo:min-height="10.001cm" loext:decorative="false"/>
      <style:paragraph-properties style:writing-mode="lr-tb"/>
    </style:style>
    <style:style style:name="pr12" style:family="presentation" style:parent-style-name="Blue_5f_Curve1-outline1" style:list-style-name="L12">
      <style:graphic-properties fo:min-height="10.001cm" loext:decorative="false"/>
      <style:paragraph-properties style:writing-mode="lr-tb"/>
    </style:style>
    <style:style style:name="pr13" style:family="presentation" style:parent-style-name="Blue_5f_Curve1-outline1" style:list-style-name="L12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  <style:text-properties fo:font-size="42pt" style:font-size-asian="42pt" style:font-size-complex="42pt"/>
    </style:style>
    <style:style style:name="P2" style:family="paragraph">
      <loext:graphic-properties draw:fill-color="#ffffff"/>
    </style:style>
    <style:style style:name="P3" style:family="paragraph">
      <style:paragraph-properties fo:line-height="150%" fo:text-align="start"/>
      <style:text-properties fo:color="#bf0041" loext:opacity="100%" fo:hyphenate="false" loext:hyphenation-no-caps="false" loext:hyphenation-no-last-word="false"/>
    </style:style>
    <style:style style:name="P4" style:family="paragraph">
      <style:paragraph-properties fo:line-height="150%" fo:text-align="start"/>
      <style:text-properties fo:color="#bf0041" loext:opacity="100%"/>
    </style:style>
    <style:style style:name="P5" style:family="paragraph">
      <loext:graphic-properties draw:fill-color="#ffffff"/>
      <style:paragraph-properties fo:line-height="150%" fo:text-align="start"/>
      <style:text-properties fo:color="#bf0041" loext:opacity="100%" fo:font-size="22pt" style:font-size-asian="22pt" style:font-size-complex="22pt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margin-top="0.374cm" fo:margin-bottom="0cm" fo:text-align="justify" fo:text-indent="0cm"/>
    </style:style>
    <style:style style:name="P8" style:family="paragraph">
      <style:paragraph-properties fo:text-align="justify"/>
      <style:text-properties fo:color="#c9211e" loext:opacity="100%" fo:font-size="18pt" style:font-size-asian="18pt" style:font-size-complex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  <style:text-properties fo:hyphenate="false" loext:hyphenation-no-caps="false" loext:hyphenation-no-last-word="false"/>
    </style:style>
    <style:style style:name="P12" style:family="paragraph">
      <style:paragraph-properties fo:text-align="justify"/>
      <style:text-properties fo:font-size="20pt" style:font-size-asian="20pt" style:font-size-complex="20pt" fo:hyphenate="false" loext:hyphenation-no-caps="false" loext:hyphenation-no-last-word="false"/>
    </style:style>
    <style:style style:name="P13" style:family="paragraph">
      <style:paragraph-properties fo:text-align="justify"/>
      <style:text-properties fo:color="#c9211e" loext:opacity="100%" fo:font-size="20pt" style:font-size-asian="20pt" style:font-size-complex="20pt" fo:hyphenate="false" loext:hyphenation-no-caps="false" loext:hyphenation-no-last-word="false"/>
    </style:style>
    <style:style style:name="P14" style:family="paragraph">
      <style:text-properties fo:hyphenate="false" loext:hyphenation-no-caps="false" loext:hyphenation-no-last-word="false"/>
    </style:style>
    <style:style style:name="P15" style:family="paragraph">
      <style:text-properties fo:color="#c9211e" loext:opacity="100%" fo:hyphenate="false" loext:hyphenation-no-caps="false" loext:hyphenation-no-last-word="false"/>
    </style:style>
    <style:style style:name="P16" style:family="paragraph">
      <style:text-properties fo:color="#c9211e" loext:opacity="100%" fo:font-size="18pt" style:font-size-asian="18pt" style:font-size-complex="18pt" fo:hyphenate="false" loext:hyphenation-no-caps="false" loext:hyphenation-no-last-word="false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color="#bf0041" loext:opacity="100%" fo:font-size="22pt" style:font-size-asian="22pt" style:font-size-complex="22pt"/>
    </style:style>
    <style:style style:name="T3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ffffff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c9211e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bf0041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 text:start-value="2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 text:start-value="3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fo:color="#bf0041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fo:color="#bf0041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5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fo:color="#bf0041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5">
        <style:list-level-properties text:space-before="0.3cm" text:min-label-width="0.9cm"/>
        <style:text-properties fo:color="#bf0041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●">
        <style:list-level-properties text:min-label-width="0.6cm"/>
        <style:text-properties fo:font-family="OpenSymbol" fo:color="#bf0041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1.564cm" svg:y="7.836cm" presentation:class="title" presentation:user-transformed="true">
          <draw:text-box>
            <text:p>Implementacja i doprecyzowania wymagań <text:line-break/>w fazie uzgodnień</text:p>
          </draw:text-box>
        </draw:frame>
        <draw:frame presentation:style-name="pr2" draw:text-style-name="P1" draw:layer="layout" svg:width="26cm" svg:height="4.5cm" svg:x="1.437cm" svg:y="1.972cm" presentation:class="subtitle" presentation:user-transformed="true">
          <draw:text-box>
            <text:p><text:span text:style-name="T1">Analiza projek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0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Spis treści</text:p>
          </draw:text-box>
        </draw:frame>
        <draw:frame presentation:style-name="pr5" draw:text-style-name="P5" draw:layer="layout" svg:width="26cm" svg:height="10.417cm" svg:x="1cm" svg:y="3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Wymagania użytkownika</text:span></text:p>
              </text:list-item>
              <text:list-item>
                <text:p text:style-name="P3"><text:span text:style-name="T2"><text:s/></text:span><text:span text:style-name="T2">Architektura systemu</text:span></text:p>
              </text:list-item>
              <text:list-item>
                <text:p text:style-name="P3"><text:span text:style-name="T3"><text:s/></text:span><text:span text:style-name="T2">Funkcjonalność systemu</text:span></text:p>
              </text:list-item>
              <text:list-item>
                <text:p text:style-name="P3"><text:span text:style-name="T3"><text:s/></text:span><text:span text:style-name="T2">Możliwości rozbudowy systemu</text:span></text:p>
              </text:list-item>
              <text:list-item>
                <text:p text:style-name="P3"><text:span text:style-name="T3"><text:s/></text:span><text:span text:style-name="T2">Wymagania pozafunkcjonalne</text:span></text:p>
              </text:list-item>
              <text:list-item>
                <text:p text:style-name="P3"><text:span text:style-name="T2"><text:s/></text:span><text:span text:style-name="T2">Dodatkowe pytania do użytkownika</text:span></text:p>
              </text:list-item>
              <text:list-item>
                <text:p text:style-name="P3"><text:span text:style-name="T2"><text:s/></text:span><text:span text:style-name="T2">Konspekt reklamowy</text:span></text:p>
              </text:list-item>
            </text:list>
            <text:list text:style-name="L1">
              <text:list-header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Wymagania użytkownika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<text:span text:style-name="T4">System ma wspierać proces rezerwacji pokoi, w tym rezerwacje dokonywane telefonicznie lub przez e-mail.</text:span></text:p>
              </text:list-item>
              <text:list-item>
                <text:p text:style-name="P6"><text:span text:style-name="T4">System musi prowadzić rejestr pobytów gości, w tym informacje o datach przyjazdu i odjazdu oraz pobranych opłatach.</text:span></text:p>
              </text:list-item>
              <text:list-item>
                <text:p text:style-name="P6"><text:span text:style-name="T4">System ma być prosty i działać na jednym komputerze, obsługiwanym przez jednego użytkownika w danym momencie.</text:span></text:p>
              </text:list-item>
              <text:list-item>
                <text:p text:style-name="P6"><text:span text:style-name="T4">System ma wspomagać wybór pokoju o określonych parametrach (liczba miejsc, położenie, widok na morze).</text:span></text:p>
              </text:list-item>
              <text:list-item>
                <text:p text:style-name="P6"><text:span text:style-name="T4">Rezerwacje mogą być tymczasowe do czasu wpłaty zaliczki; w przypadku braku wpłaty, rezerwacja ma być anulowana.</text:span></text:p>
              </text:list-item>
              <text:list-item>
                <text:p text:style-name="P7"><text:span text:style-name="T4">System powinien pamiętać historię pobytów klientów, umożliwiając identyfikację stałych klientów i przyznawanie im zniże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Wymagania użytkownika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<text:span text:style-name="T4">System musi umożliwiać wynajem pokoju bez wcześniejszej rezerwacji ("gość z ulicy").</text:span></text:p>
              </text:list-item>
              <text:list-item>
                <text:p text:style-name="P6"><text:span text:style-name="T4">Ważne jest, aby interfejs użytkownika był ergonomiczny i efektywny, co ma skrócić czas rozmowy telefonicznej z klientem.</text:span></text:p>
              </text:list-item>
              <text:list-item>
                <text:p text:style-name="P6"><text:span text:style-name="T4">System musi umożliwiać szybkie sprawdzenie dostępnych terminów oraz proponowanie alternatywnych, jeśli żądany termin jest zajęty.</text:span></text:p>
              </text:list-item>
              <text:list-item>
                <text:p text:style-name="P6"><text:span text:style-name="T4">System powinien uwzględniać sytuacje, w których pokoje nie są dostępne (np. z powodu remontu).</text:span></text:p>
              </text:list-item>
              <text:list-item>
                <text:p text:style-name="P6"><text:span text:style-name="T4">Na dziś nie jest wymagana rejestracja użytkowników systemu, ale może być przydatna w przyszłości.</text:span></text:p>
              </text:list-item>
              <text:list-item>
                <text:p text:style-name="P6"><text:span text:style-name="T4">System powinien być skalowalny, aby uwzględnić przyszłą rozbudowę pensjonatu oraz współpracę z innymi systemami (rezerwacje online, system księgowy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Architektura system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3">
              <text:list-item>
                <text:p>System będzie obsługiwany na jednym komputerze, bez konieczności posiadania dodatkowych serwerów czy infrastruktury. </text:p>
              </text:list-item>
              <text:list-item>
                <text:p>Wszystkie informacje o dostępności pokoi, rezerwacjach oraz danych gości będą dostępne w jednym miejscu. </text:p>
              </text:list-item>
              <text:list-item>
                <text:p>Program umożliwi przeglądanie historii gości w celu łatwego zidentyfikowania osoby, która wcześniej korzystała z usług pensjonat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Architektura systemu</text:p>
          </draw:text-box>
        </draw:frame>
        <draw:frame presentation:style-name="pr7" draw:layer="layout" svg:width="26cm" svg:height="10cm" svg:x="1cm" svg:y="2.338cm" presentation:class="outline" presentation:user-transformed="true">
          <draw:text-box>
            <text:list text:style-name="L3">
              <text:list-item>
                <text:p>System będzie posiadać funkcję pozwalającą na zapisywanie szczegółowych informacji o każdym pokoju (liczba miejsc noclegowych, piętro, widok na morze).</text:p>
              </text:list-item>
              <text:list-item>
                <text:p>system umożliwi monitorowanie, które rezerwacje zostały już potwierdzone finansowo, a które należy jeszcze zatwierdzić lub anulować (zapamięta status zaliczki).</text:p>
              </text:list-item>
              <text:list-item>
                <text:p>System umożliwi szybkie znalezienie wolnych pokoi i efektywne udzielanie informacji, co jest kluczowe podczas rozmowy z klientem.</text:p>
              </text:list-item>
              <text:list-item>
                <text:p>Elastyczność programu: (rezerwacja internetowa, zmiana liczby pokoi, wyłączenie czasowe z użytkowania pokoju)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Funkcjonalność system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3">
              <text:list-item>
                <text:p><text:span text:style-name="T5">Wymagania podstawowe</text:span></text:p>
                <text:p><text:span text:style-name="T6">Obsługa rezerwacji pokoi</text:span></text:p>
                <text:p><text:span text:style-name="T6">Zarządzanie danymi o gościach</text:span></text:p>
                <text:p><text:span text:style-name="T6">Monitorowanie statusu zaliczek</text:span></text:p>
                <text:p><text:span text:style-name="T6">Informacje o pokojach</text:span></text:p>
                <text:p><text:span text:style-name="T6">Podgląd dostępności</text:span></text:p>
                <text:p><text:span text:style-name="T6">Interfejs użytkownik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Funkcjonalność system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3">
              <text:list-item>
                <text:p><text:span text:style-name="T5">Wymagania opcjonalne</text:span></text:p>
                <text:p>Identyfikacja użytkownika</text:p>
                <text:p>Automatyczne przypomnienia</text:p>
                <text:p>Moduł do raportowania</text:p>
                <text:p>Sugerowanie alternatywnych terminów</text:p>
                <text:p>Integracja z systemem księgowym</text:p>
                <text:p>Integracja z systemem rezerwacji online</text:p>
                <text:p>Personalizowane zniżki dla stałych goś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Możliwości rozbudowy systemu</text:p>
          </draw:text-box>
        </draw:frame>
        <draw:frame presentation:style-name="pr7" draw:text-style-name="P9" draw:layer="layout" svg:width="26cm" svg:height="10cm" svg:x="1cm" svg:y="3cm" presentation:class="outline">
          <draw:text-box>
            <text:list text:style-name="L3">
              <text:list-header>
                <text:p><text:span text:style-name="T7">1. Skalowalność</text:span></text:p>
                <text:p><text:span text:style-name="T7">- dodawanie nowych pokoi (rozbudowa pensjonatu)</text:span></text:p>
                <text:p><text:span text:style-name="T7">- większa liczba użytkowników programu (więcej pracowników)</text:span></text:p>
                <text:p><text:span text:style-name="T7">2. Integracja z innymi systemami</text:span></text:p>
                <text:p><text:span text:style-name="T7">- system rezerwacji online</text:span></text:p>
                <text:p><text:span text:style-name="T7">- system księgowy</text:span></text:p>
                <text:p><text:span text:style-name="T7">- Integracja z platformami turystycznymi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10">Możliwości rozbudowy systemu</text:p>
          </draw:text-box>
        </draw:frame>
        <draw:frame presentation:style-name="pr7" draw:text-style-name="P9" draw:layer="layout" svg:width="26cm" svg:height="10cm" svg:x="1cm" svg:y="3cm" presentation:class="outline">
          <draw:text-box>
            <text:list text:style-name="L3">
              <text:list-header>
                <text:p><text:span text:style-name="T7">3. Rozbudowa funkcjonalności systemu</text:span></text:p>
                <text:p><text:span text:style-name="T7">- Automatyzacja komunikacji z klientami (automatyczny SMS)</text:span></text:p>
                <text:p><text:span text:style-name="T7">- Moduł do raportowania</text:span></text:p>
                <text:p><text:span text:style-name="T7">- Zarządzanie promocjami i zniżkami (promocje sezonowe)</text:span></text:p>
                <text:p><text:span text:style-name="T7">4. Rozwiązania dotyczące bezpieczeństwa danych</text:span></text:p>
                <text:p><text:span text:style-name="T7">- Tworzenie kopii zapasowych</text:span></text:p>
                <text:p><text:span text:style-name="T7">- Zabezpieczenie dostępu do systemu (kontrola dostępu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10">Możliwości rozbudowy systemu</text:p>
          </draw:text-box>
        </draw:frame>
        <draw:frame presentation:style-name="pr7" draw:text-style-name="P9" draw:layer="layout" svg:width="26cm" svg:height="10cm" svg:x="1cm" svg:y="3cm" presentation:class="outline">
          <draw:text-box>
            <text:list text:style-name="L3">
              <text:list-header>
                <text:p><text:span text:style-name="T7">5. Dostosowanie do zmian przepisów</text:span></text:p>
                <text:p><text:span text:style-name="T7">- Dostosowanie do regulacji prawnych (ochrona danych osobowych)</text:span></text:p>
                <text:p><text:span text:style-name="T7">6. bardziej rozbudowana infrastruktura</text:span></text:p>
                <text:p><text:span text:style-name="T7">- Migracja do chmury</text:span></text:p>
                <text:p><text:span text:style-name="T7">- Centralne zarządzanie danymi (przy kilku pensjonatach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Wymagania pozafunkcjonalne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p text:style-name="P6"><text:span text:style-name="T6">Wymagania pozafunkcjonalne to wszystkie aspekty systemu, które nie dotyczą jego funkcji bezpośrednich, ale odnoszą się do sposobu, w jaki system powinien działać. Są one kluczowe dla zapewnienia odpowiedniej jakości, bezpieczeństwa oraz wygody użytkowania systemu.</text:span></text:p>
            <text:list text:style-name="L4">
              <text:list-item>
                <text:p text:style-name="P6"><text:span text:style-name="T6">Bezpieczeństwo danych</text:span></text:p>
              </text:list-item>
            </text:list>
            <text:list text:style-name="L5">
              <text:list-item>
                <text:p text:style-name="P6"><text:span text:style-name="T6">Ochrona danych osobowych klientów (spełnienie wymagań RODO)</text:span></text:p>
              </text:list-item>
              <text:list-item>
                <text:p text:style-name="P6"><text:span text:style-name="T6">Autoryzacja dostępu (np. login i hasło)</text:span></text:p>
              </text:list-item>
              <text:list-item>
                <text:p text:style-name="P6"><text:span text:style-name="T6">Szyfrowanie danych (np. w korespondencji mailowej)</text:span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10">Wymagania pozafunkcjonalne</text:p>
          </draw:text-box>
        </draw:frame>
        <draw:frame presentation:style-name="pr10" draw:text-style-name="P12" draw:layer="layout" svg:width="26cm" svg:height="10cm" svg:x="1cm" svg:y="3cm" presentation:class="outline" presentation:user-transformed="true">
          <draw:text-box>
            <text:list text:style-name="L6">
              <text:list-item>
                <text:p text:style-name="P11"><text:span text:style-name="T6">Wydajność i efektywność działania</text:span></text:p>
              </text:list-item>
            </text:list>
            <text:list text:style-name="L5">
              <text:list-item>
                <text:p text:style-name="P11"><text:span text:style-name="T6">Czas odpowiedzi systemu (szybkość i niezawodność w szukaniu danych)</text:span></text:p>
              </text:list-item>
            </text:list>
            <text:list text:style-name="L7">
              <text:list-item>
                <text:p text:style-name="P11"><text:span text:style-name="T6">Optymalizacja przeszukiwania danych pod kątem przeszukiwania dużej liczby rezerwacji i danych gości</text:span></text:p>
              </text:list-item>
            </text:list>
            <text:list text:style-name="L8">
              <text:list-item>
                <text:p text:style-name="P11"><text:span text:style-name="T6">Użyteczność i ergonomia interfejsu użytkownika</text:span></text:p>
              </text:list-item>
            </text:list>
            <text:list text:style-name="L5">
              <text:list-item>
                <text:p text:style-name="P11"><text:span text:style-name="T6">Łatwość obsługi (prostota i intuicyjność)</text:span></text:p>
              </text:list-item>
              <text:list-item>
                <text:p text:style-name="P11"><text:span text:style-name="T6">Czytelność i dostępność informacji (czytelne prezentowanie informacji, takich jak kalendarz rezerwacji, lista gości czy szczegóły dotyczące pokoi. Informacje <text:s/>łatwo dostępne i przedstawione w sposób zrozumiały dla użytkownika)</text:span></text:p>
              </text:list-item>
              <text:list-item>
                <text:p text:style-name="P11"><text:span text:style-name="T6">Przystosowanie do rozwoju pensjonatu (System elastyczny, gotowy do zmian przy wprowadzaniu kolejnych funkcj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10">Wymagania pozafunkcjonalne</text:p>
          </draw:text-box>
        </draw:frame>
        <draw:frame presentation:style-name="pr11" draw:text-style-name="P13" draw:layer="layout" svg:width="26cm" svg:height="10cm" svg:x="1cm" svg:y="3cm" presentation:class="outline" presentation:user-transformed="true">
          <draw:text-box>
            <text:list text:style-name="L9">
              <text:list-item>
                <text:p text:style-name="P11"><text:span text:style-name="T8">Niezawodność i dostępność systemu</text:span></text:p>
              </text:list-item>
            </text:list>
            <text:list text:style-name="L10">
              <text:list-item>
                <text:p text:style-name="P11"><text:span text:style-name="T8">Odporność na błędy użytkownika (błędne wprowadzenie daty rezerwacji lub ilości osób. Sygnalizacja błędów w sposób jasny i zrozumiały z łatwością korekty. Niezawodność to także minimalizacja ryzyka awarii.</text:span></text:p>
              </text:list-item>
            </text:list>
            <text:list text:style-name="L5">
              <text:list-item>
                <text:p text:style-name="P11"><text:span text:style-name="T8">Dostępność systemu (przez całą dobę, w późniejszym okresie zdalnie spoza pensjonatu)</text:span></text:p>
              </text:list-item>
            </text:list>
            <text:list text:style-name="L11">
              <text:list-item>
                <text:p text:style-name="P11"><text:span text:style-name="T8">Utrzymanie i konserwacja systemu</text:span></text:p>
              </text:list-item>
            </text:list>
            <text:list text:style-name="L5">
              <text:list-item>
                <text:p text:style-name="P11"><text:span text:style-name="T8">Tworzenie kopii zapasowych (mechanizm automatycznego i regularnego tworzenia kopii zapasowych danych) </text:span></text:p>
              </text:list-item>
              <text:list-item>
                <text:p text:style-name="P11"><text:span text:style-name="T8">Aktualizacje i modyfikacje (Elastyczna struktura systemu pozwoli na wprowadzenie zmian w miarę rozwijania działalności pensjonat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Dodatkowe pytania do użytkownika</text:p>
          </draw:text-box>
        </draw:frame>
        <draw:frame presentation:style-name="pr12" draw:text-style-name="P15" draw:layer="layout" svg:width="26cm" svg:height="10cm" svg:x="1cm" svg:y="3cm" presentation:class="outline" presentation:user-transformed="true">
          <draw:text-box>
            <text:list text:style-name="L12">
              <text:list-item>
                <text:p text:style-name="P14"><text:span text:style-name="T8">Jak długo ważna jest wstępna rezerwacja bez wpłaconej zaliczki? </text:span></text:p>
                <text:p text:style-name="P14"><text:span text:style-name="T8">Odpowiedź: Po 5 dniach rezerwacja jest anulowana. </text:span></text:p>
              </text:list-item>
              <text:list-item>
                <text:p text:style-name="P14"><text:span text:style-name="T8">Czy system ma automatycznie przypominać o wpłacie zaliczki?</text:span></text:p>
                <text:p text:style-name="P14"><text:span text:style-name="T8">Odpowiedź: Nie, na tą chwilę nie ma takiej konieczności.</text:span></text:p>
              </text:list-item>
              <text:list-item>
                <text:p text:style-name="P14"><text:span text:style-name="T8">Czy ceny mają być automatycznie dostosowywane w zależności od sezonu?</text:span></text:p>
                <text:p text:style-name="P14"><text:span text:style-name="T8">Odpowiedź: Tak. Poza sezonem tj. od października do końca kwietnia obniżam ceny wszystkich pokoi o 40%.</text:span></text:p>
              </text:list-item>
              <text:list-item>
                <text:p text:style-name="P14"><text:span text:style-name="T8">Jak mają być naliczane zniżki dla stałych klientów?</text:span></text:p>
                <text:p text:style-name="P14"><text:span text:style-name="T8">Odpowiedź: Rabat dla stałego klienta zaczyna się od 5% ceny pokoj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Dodatkowe pytania do użytkownika</text:p>
          </draw:text-box>
        </draw:frame>
        <draw:frame presentation:style-name="pr13" draw:text-style-name="P16" draw:layer="layout" svg:width="26cm" svg:height="11.602cm" svg:x="1cm" svg:y="2.632cm" presentation:class="outline" presentation:user-transformed="true">
          <draw:text-box>
            <text:list text:style-name="L13">
              <text:list-item>
                <text:p text:style-name="P11"><text:span text:style-name="T4">Czy system powinien automatycznie sugerować alternatywne terminy lub pokoje, jeśli dany termin jest niedostępny?</text:span></text:p>
                <text:p text:style-name="P11"><text:span text:style-name="T4">Odpowiedź: Tak, program ma pokazać najbliższe terminy wolne (z 2 tygodni) oraz wolne inne pokoje w wybranym terminie. </text:span></text:p>
              </text:list-item>
              <text:list-item>
                <text:p text:style-name="P11"><text:span text:style-name="T4">Jakie dodatkowe parametry pokoju są istotne przy jego wyborze? Poza liczbą miejsc i położeniem, czy są inne parametry?</text:span></text:p>
                <text:p text:style-name="P11"><text:span text:style-name="T4">Odpowiedź: Na cenę ma wpływ jeszcze widok na morze, balkon, aneks kuchenny i łazienka.</text:span></text:p>
              </text:list-item>
              <text:list-item>
                <text:p text:style-name="P11"><text:span text:style-name="T4">Jakie dane o klientach są najważniejsze i powinny być zapisywane w systemie?</text:span></text:p>
                <text:p text:style-name="P11"><text:span text:style-name="T4">Odpowiedź: Imię, Nazwisko, Adres, nr telefonu, e-mail.</text:span></text:p>
              </text:list-item>
              <text:list-item>
                <text:p text:style-name="P11"><text:span text:style-name="T4">Jakie rodzaje raportów będą najbardziej użyteczne?</text:span></text:p>
                <text:p text:style-name="P11"><text:span text:style-name="T4">Odpowiedź: Na tą chwilę historia wynajmu pokoi i dane gośc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Konspekt reklamowy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l" fo:country="PL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ks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l" fo:country="PL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l" fo:country="PL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l" fo:country="PL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l" fo:country="PL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Nagłówek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pl" fo:country="PL" style:letter-kerning="true" style:font-name-asian="Microsoft YaHei1" style:font-family-asian="'Microsoft YaHei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7T20:06:32.022000000</meta:creation-date>
    <meta:editing-duration>P1DT6H27M59S</meta:editing-duration>
    <meta:editing-cycles>44</meta:editing-cycles>
    <meta:generator>LibreOffice/7.6.4.1$Windows_X86_64 LibreOffice_project/e19e193f88cd6c0525a17fb7a176ed8e6a3e2aa1</meta:generator>
    <dc:title>Blue Curve</dc:title>
    <dc:date>2024-11-10T14:52:09.813000000</dc:date>
    <meta:document-statistic meta:object-count="103"/>
  </office:meta>
</office:document-meta>
</file>